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7.2264in" table:align="margins"/>
    </style:style>
    <style:style style:name="Table2.A" style:family="table-column">
      <style:table-column-properties style:column-width="1.625in" style:rel-column-width="2340*"/>
    </style:style>
    <style:style style:name="Table2.B" style:family="table-column">
      <style:table-column-properties style:column-width="1.5625in" style:rel-column-width="2250*"/>
    </style:style>
    <style:style style:name="Table2.C" style:family="table-column">
      <style:table-column-properties style:column-width="2.2319in" style:rel-column-width="3214*"/>
    </style:style>
    <style:style style:name="Table2.D" style:family="table-column">
      <style:table-column-properties style:column-width="1.8069in" style:rel-column-width="260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2264in" table:align="margins"/>
    </style:style>
    <style:style style:name="Table1.A" style:family="table-column">
      <style:table-column-properties style:column-width="1.8063in" style:rel-column-width="2601*"/>
    </style:style>
    <style:style style:name="Table1.B" style:family="table-column">
      <style:table-column-properties style:column-width="2.0063in" style:rel-column-width="2889*"/>
    </style:style>
    <style:style style:name="Table1.C" style:family="table-column">
      <style:table-column-properties style:column-width="1.8125in" style:rel-column-width="2610*"/>
    </style:style>
    <style:style style:name="Table1.D" style:family="table-column">
      <style:table-column-properties style:column-width="1.6014in" style:rel-column-width="23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fb1d5" officeooo:paragraph-rsid="000fb1d5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normal" officeooo:rsid="000fb1d5" officeooo:paragraph-rsid="000fb1d5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0fb1d5" officeooo:paragraph-rsid="000fb1d5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normal" officeooo:rsid="0018b8b3" officeooo:paragraph-rsid="000fb1d5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0fb1d5" officeooo:paragraph-rsid="000fb1d5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officeooo:paragraph-rsid="000fb1d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8b8b3" officeooo:paragraph-rsid="000fb1d5" style:font-size-asian="20pt" style:font-size-complex="20pt"/>
    </style:style>
    <style:style style:name="P9" style:family="paragraph" style:parent-style-name="Text_20_body" style:list-style-name="L1">
      <style:text-properties fo:font-size="14pt" officeooo:rsid="0010b273" officeooo:paragraph-rsid="0010b273" style:font-size-asian="12.25pt" style:font-size-complex="14pt"/>
    </style:style>
    <style:style style:name="P10" style:family="paragraph" style:parent-style-name="Text_20_body">
      <style:paragraph-properties fo:margin-left="0in" fo:margin-right="0in" fo:margin-top="0.2in" fo:margin-bottom="0.2in" style:contextual-spacing="false" fo:text-indent="0.5in" style:auto-text-indent="false"/>
      <style:text-properties fo:font-size="14pt" style:font-size-asian="14pt" style:font-size-complex="14pt"/>
    </style:style>
    <style:style style:name="P11" style:family="paragraph" style:parent-style-name="Text_20_body">
      <style:paragraph-properties fo:margin-left="0in" fo:margin-right="0in" fo:margin-top="0.2in" fo:margin-bottom="0.2in" style:contextual-spacing="false" fo:text-indent="0in" style:auto-text-indent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6pt" fo:font-weight="bold" officeooo:rsid="000fb1d5" officeooo:paragraph-rsid="000fb1d5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0fb1d5" officeooo:paragraph-rsid="000fb1d5" style:font-size-asian="14pt" style:font-size-complex="14pt"/>
    </style:style>
    <style:style style:name="P16" style:family="paragraph" style:parent-style-name="Table_20_Contents">
      <style:text-properties fo:font-size="14pt" officeooo:rsid="0010b273" officeooo:paragraph-rsid="0010b273" style:font-size-asian="14pt" style:font-size-complex="14p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Online Money Management System</text:p>
      <text:p text:style-name="P2"/>
      <text:p text:style-name="P2">Software Requirement Specification</text:p>
      <text:p text:style-name="P3">Version 0.1</text:p>
      <text:p text:style-name="P3">5<text:span text:style-name="T1">th</text:span> March 2014</text:p>
      <text:p text:style-name="P3"/>
      <text:p text:style-name="P3"/>
      <text:p text:style-name="P3"/>
      <text:p text:style-name="P3"/>
      <text:p text:style-name="P3"/>
      <text:p text:style-name="P4">Moinuddin Khan</text:p>
      <text:p text:style-name="P4">Niyas C</text:p>
      <text:p text:style-name="P4">Shadab Ahmed</text:p>
      <text:p text:style-name="P4">Tamheed Khan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>Prepared for</text:p>
      <text:p text:style-name="P8">Software Engg. Lab Project,</text:p>
      <text:p text:style-name="P5">B.Tech 8<text:span text:style-name="T1">th</text:span> Semester</text:p>
      <text:p text:style-name="P6">Jamia Millia Islamia</text:p>
      <text:p text:style-name="P6">New Delhi-25</text:p>
      <text:p text:style-name="P6"/>
      <text:h text:style-name="P1" text:outline-level="1">Revision Histor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Dat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Author</text:p>
          </table:table-cell>
          <table:table-cell table:style-name="Table2.D1" office:value-type="string">
            <text:p text:style-name="P12">Comments</text:p>
          </table:table-cell>
        </table:table-row>
        <table:table-row>
          <table:table-cell table:style-name="Table2.A2" office:value-type="string">
            <text:p text:style-name="P15">5<text:span text:style-name="T1">th</text:span> March 2014</text:p>
          </table:table-cell>
          <table:table-cell table:style-name="Table2.A2" office:value-type="string">
            <text:p text:style-name="P15">Version 0.1</text:p>
          </table:table-cell>
          <table:table-cell table:style-name="Table2.A2" office:value-type="string">
            <text:p text:style-name="P15">Moinuddin Khan</text:p>
            <text:p text:style-name="P15">Niyas C</text:p>
            <text:p text:style-name="P15">Shadab Ahmed</text:p>
            <text:p text:style-name="P15">Tamheed Khan</text:p>
          </table:table-cell>
          <table:table-cell table:style-name="Table2.D2" office:value-type="string">
            <text:p text:style-name="P15">First Revision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</table:table-row>
      </table:table>
      <text:p text:style-name="Subtitle"/>
      <text:h text:style-name="Heading_20_1" text:outline-level="1">Document Approval</text:h>
      <text:p text:style-name="P10">The following Software Requirements Specification has been accepted and approved by the follow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Signature</text:p>
          </table:table-cell>
          <table:table-cell table:style-name="Table1.A1" office:value-type="string">
            <text:p text:style-name="P16">Name</text:p>
          </table:table-cell>
          <table:table-cell table:style-name="Table1.A1" office:value-type="string">
            <text:p text:style-name="P16">Title</text:p>
          </table:table-cell>
          <table:table-cell table:style-name="Table1.D1" office:value-type="string">
            <text:p text:style-name="P16">Date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Moinuddin Khan</text:p>
          </table:table-cell>
          <table:table-cell table:style-name="Table1.A2" table:number-rows-spanned="4" office:value-type="string">
            <text:p text:style-name="P16">Development team members</text:p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Niyas C</text:p>
          </table:table-cell>
          <table:covered-table-cell/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Shadab Ahmed</text:p>
          </table:table-cell>
          <table:covered-table-cell/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Tamheed Khan</text:p>
          </table:table-cell>
          <table:covered-table-cell/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Dr. Basheer Alam</text:p>
          </table:table-cell>
          <table:table-cell table:style-name="Table1.A2" table:number-rows-spanned="2" office:value-type="string">
            <text:p text:style-name="P16">Instructors,</text:p>
            <text:p text:style-name="P16">Software Engg. Lab</text:p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Mr. Danish Raza Rizvi</text:p>
          </table:table-cell>
          <table:covered-table-cell/>
          <table:table-cell table:style-name="Table1.D2" office:value-type="string">
            <text:p text:style-name="P14"/>
          </table:table-cell>
        </table:table-row>
      </table:table>
      <text:p text:style-name="P11"/>
      <text:h text:style-name="P1" text:outline-level="1">Table of Contents</text:h>
      <text:list xml:id="list2982517842302330740" text:style-name="L1">
        <text:list-header>
          <text:p text:style-name="P9">Revision History</text:p>
          <text:p text:style-name="P9">Document Approval</text:p>
        </text:list-header>
        <text:list-item>
          <text:p text:style-name="P9">Introduction</text:p>
          <text:list>
            <text:list-item>
              <text:p text:style-name="P9">Purpose</text:p>
            </text:list-item>
            <text:list-item>
              <text:p text:style-name="P9">Scope</text:p>
            </text:list-item>
            <text:list-item>
              <text:p text:style-name="P9">Definitions, Acronyms, And Abbreviations</text:p>
            </text:list-item>
            <text:list-item>
              <text:p text:style-name="P9">References</text:p>
            </text:list-item>
            <text:list-item>
              <text:p text:style-name="P9">Overview</text:p>
            </text:list-item>
          </text:list>
        </text:list-item>
        <text:list-item>
          <text:p text:style-name="P9">General Description</text:p>
          <text:list>
            <text:list-item>
              <text:p text:style-name="P9">Product Perspective</text:p>
            </text:list-item>
            <text:list-item>
              <text:p text:style-name="P9">Product Functions</text:p>
            </text:list-item>
            <text:list-item>
              <text:p text:style-name="P9">User characteristics</text:p>
            </text:list-item>
            <text:list-item>
              <text:p text:style-name="P9">General Constrains</text:p>
            </text:list-item>
            <text:list-item>
              <text:p text:style-name="P9">Assumptions and Dependencies</text:p>
            </text:list-item>
          </text:list>
        </text:list-item>
        <text:list-item>
          <text:p text:style-name="P9">Specific Requirements</text:p>
          <text:list>
            <text:list-item>
              <text:p text:style-name="P9">External Interface Requirem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order="0.06pt solid #000000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20:03:42.821305438</meta:creation-date>
    <dc:date>2014-03-04T21:03:34.100827518</dc:date>
    <meta:editing-duration>PT44M40S</meta:editing-duration>
    <meta:editing-cycles>1</meta:editing-cycles>
    <meta:document-statistic meta:table-count="2" meta:image-count="0" meta:object-count="0" meta:page-count="3" meta:paragraph-count="57" meta:word-count="144" meta:character-count="965" meta:non-whitespace-character-count="892"/>
    <meta:generator>LibreOffice/4.2.1.1$Linux_X86_64 LibreOffice_project/26a1723cf76a13083d95d000339db660a19140b7</meta:generator>
  </office:meta>
</office:document-meta>
</file>